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F34" svg:font-family="F34" style:font-family-generic="roman" style:font-pitch="variable"/>
    <style:font-face style:name="F35" svg:font-family="F35"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ff954"/>
    </style:style>
    <style:style style:name="T2" style:family="text">
      <style:text-properties officeooo:rsid="00238cc9"/>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 </text:p>
      <text:p text:style-name="Text_20_body">Methoden mit dem Schlüsselwort synchronized bilden zusammen einen Monitor einer Klasse bzw. eines Objektes. Zu jedem Zeitpunkt darf nur genau ein Aufrufender Methoden dieses Objekts benutzen. Die synchronized-Blöcke hingegen in der run-Mthode geben an, dass vor Ausführung des Codeblocks ein Objekt gesperrt werden muss.</text:p>
      <text:p text:style-name="Text_20_body">b) Die Threads bleiben bei Zeile 26 (synchronized(lock2)) hängen.</text:p>
      <text:p text:style-name="Text_20_body">c) Die join Aufrufe sorgen dafür, dass immer ein Thread mit der Ausführung solange wartet, bis der andere ausgeführt wurde. <text:span text:style-name="T2">Werden sie entfernt,</text:span><text:span text:style-name="T2"><office:annotation office:name="__Annotation__14_2328271229"><dc:creator>Unbekannter Autor</dc:creator><dc:date>2018-07-10T15:31:45.718000000</dc:date><text:p text:style-name="P2"><text:span text:style-name="T3">Stimmt so?</text:span></text:p></office:annotation></text:span><text:span text:style-name="T2"> könnte ein Thread u.a. versuchen, Objekte zu sperren, die ein anderer Thread schon benutzt.</text:span><office:annotation-end office:name="__Annotation__14_2328271229"/></text:p>
      <text:p text:style-name="Text_20_body">d) Bei der Ausführung sperrt t1 das Objekt l1 zuerst und t2 das Objekt l2 zuerst.</text:p>
      <text:list xml:id="list1384702845" text:style-name="L1">
        <text:list-item>
          <text:p text:style-name="P1">Sowohl l1 als auch l2 können entweder frei sein oder von genau einem Thread belegt werden.</text:p>
        </text:list-item>
        <text:list-item>
          <text:p text:style-name="P1">Während sie Objekte belegen, warten t1 und t2 auf die Zuteilung anderer Objekte (l2 bzw. l1).</text:p>
        </text:list-item>
        <text:list-item>
          <text:p text:style-name="P1">Beide Objekte <text:span text:style-name="T2">können den Threads nicht entzogen werden. Beim Ende der run()-Methode werden sie von den Threads zurückgegeben.</text:span></text:p>
        </text:list-item>
      </text:list>
      <text:p text:style-name="Text_20_body">Nun versucht t1, Objekt l2 zu sperren. Dieses ist aber schon von Thread t2 gesperrt. Gleichzeitig wartet t2 darauf, dass Objekt l1 entsperrt wird, dieses Objekt ist aber schon von t1 gesperrt. Somit kommt es zum Deadlock.</text:p>
      <text:p text:style-name="Text_20_body">e) Man ersetzt die Zeile</text:p>
      <text:p text:style-name="Text_20_body">Thread t2 = new DeadLock<text:span text:style-name="T1">(l2, l1);</text:span></text:p>
      <text:p text:style-name="Text_20_body">mit</text:p>
      <text:p text:style-name="Text_20_body">Thread t2 = new DeadLock<text:span text:style-name="T1">(l1, l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F34" svg:font-family="F34" style:font-family-generic="roman" style:font-pitch="variable"/>
    <style:font-face style:name="F35" svg:font-family="F35"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4:50:45.698000000</meta:creation-date>
    <dc:date>2018-07-10T15:31:50.478000000</dc:date>
    <meta:editing-duration>PT30M51S</meta:editing-duration>
    <meta:editing-cycles>7</meta:editing-cycles>
    <meta:generator>LibreOffice/5.3.5.2$Windows_x86 LibreOffice_project/50d9bf2b0a79cdb85a3814b592608037a682059d</meta:generator>
    <meta:document-statistic meta:table-count="0" meta:image-count="0" meta:object-count="0" meta:page-count="1" meta:paragraph-count="13" meta:word-count="215" meta:character-count="1330" meta:non-whitespace-character-count="1130"/>
  </office:meta>
</office:document-meta>
</file>